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pitch="fixed"/>
    <style:font-face style:name="Arial Unicode MS" svg:font-family="'Arial Unicode MS'"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Fett" style:font-family-generic="roman" style:font-pitch="variable"/>
    <style:font-face style:name="Times New Roman5" svg:font-family="'Times New Roman'" style:font-adornments="Kursiv" style:font-family-generic="roman" style:font-pitch="variable"/>
    <style:font-face style:name="Times New Roman4" svg:font-family="'Times New Roman'" style:font-adornments="Regular" style:font-family-generic="roman" style:font-pitch="variable"/>
    <style:font-face style:name="Times New Roman3" svg:font-family="'Times New Roman'" style:font-adornments="Standard"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style>
    <style:style style:name="P3" style:family="paragraph" style:parent-style-name="Vertrag_20_Text_20_1">
      <style:paragraph-properties fo:break-before="page"/>
    </style:style>
    <style:style style:name="P4" style:family="paragraph" style:parent-style-name="Vertrag_20_Glossar">
      <style:paragraph-properties fo:break-before="page"/>
    </style:style>
    <style:style style:name="P5" style:family="paragraph" style:parent-style-name="Vertrag_20_Text_20_1" style:master-page-name="RTF-FirstSectionPage_28_2_29_">
      <style:paragraph-properties style:page-number="auto"/>
    </style:style>
    <style:style style:name="P6" style:family="paragraph" style:parent-style-name="Vertrag_20_ue_20_2">
      <style:paragraph-properties fo:break-before="page"/>
    </style:style>
    <style:style style:name="P7" style:family="paragraph" style:parent-style-name="Vertrag_20_ue_20_1" style:master-page-name="hochformat-glossar">
      <style:paragraph-properties style:page-number="auto"/>
    </style:style>
    <style:style style:name="P8" style:family="paragraph" style:parent-style-name="Vertrag_20_ue_20_3">
      <style:paragraph-properties fo:break-before="page"/>
    </style:style>
    <style:style style:name="T1" style:family="text">
      <style:text-properties style:font-name="Symbol"/>
    </style:style>
    <style:style style:name="T2" style:family="text">
      <style:text-properties fo:language="de" fo:country="DE"/>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2" fo:column-gap="0.399cm">
          <style:column-sep style:width="0.002cm" style:color="#000000" style:height="100%" style:style="solid"/>
          <style:column style:rel-width="32767*" fo:start-indent="0cm" fo:end-indent="0.199cm"/>
          <style:column style:rel-width="32768*" fo:start-indent="0.199cm" fo:end-indent="0cm"/>
        </style:columns>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tos"/>
        <text:sequence-decl text:display-outline-level="0" text:name="Foto"/>
      </text:sequence-decls>
      <text:user-field-decls>
        <text:user-field-decl office:value-type="string" office:string-value="M" text:name="Anwesen"/>
        <text:user-field-decl office:value-type="string" office:string-value="01.05.2011" text:name="Bewertungsstichtag"/>
        <text:user-field-decl office:value-type="string" office:string-value="01.05.2011" text:name="Qualitätsstichtag"/>
        <text:user-field-decl office:value-type="string" office:string-value="2011" text:name="Abgabejahr"/>
        <text:user-field-decl office:value-type="string" office:string-value="Fürstenfeldbruck" text:name="GAA"/>
        <text:user-field-decl office:value-type="string" office:string-value="4,0" text:name="Liegenschaftszinssatz"/>
        <text:user-field-decl office:value-type="string" office:string-value="155.000,00" text:name="Verkehrswert"/>
        <text:user-field-decl office:value-type="string" office:string-value="_" text:name="Indexstand"/>
        <text:user-field-decl office:value-type="string" office:string-value="_" text:name="Indexszum"/>
        <text:user-field-decl office:value-type="string" office:string-value="08.06.2011" text:name="Grundbuchauszug"/>
        <text:user-field-decl office:value-type="string" office:string-value="Christa Seiler, Haus Nummer 6, 82239 Neuried" text:name="Auftraggeber"/>
        <text:user-field-decl office:value-type="string" office:string-value="80" text:name="Nutzungsdauer"/>
        <text:user-field-decl office:value-type="string" office:string-value="Neuried bei Holzhausen" text:name="Ort"/>
        <text:user-field-decl office:value-type="string" office:string-value="Vorschlag zur Kaufpreisbemessung" text:name="Zweck"/>
        <text:user-field-decl office:value-type="string" office:string-value="26.07.2010" text:name="Abgabedatum"/>
        <text:user-field-decl office:value-type="string" office:string-value="Alling" text:name="Gemeinde"/>
        <text:user-field-decl office:value-type="string" office:string-value="Holzhausen" text:name="Richtwertzone"/>
        <text:user-field-decl office:value-type="string" office:string-value="Dorfgebiet" text:name="Nutzungsart"/>
        <text:user-field-decl office:value-type="string" office:string-value="Eigentum" text:name="ETArt"/>
        <text:user-field-decl office:value-type="string" office:string-value="1899" text:name="Baujahr"/>
        <text:user-field-decl office:value-type="string" office:string-value="31.12.2008" text:name="DatumRiW"/>
        <text:user-field-decl office:value-type="string" office:string-value="Wohngebäude" text:name="Gebäudeart"/>
        <text:user-field-decl office:value-type="string" office:string-value="11.05.2011" text:name="TerminOrtsbesichtigung"/>
      </text:user-field-decls>
      <text:alphabetical-index-auto-mark-file xlink:href="file:///D:/nutzdaten-e11/000%20003%20Archiv%20erledigte%20Gutachten/2006/dvd-01-2006/2006-01-16-Starnberg-Sonnengrund/konkordanz.sdi"/>
      <text:p text:style-name="P5"/>
      <text:h text:style-name="Vertrag_20_ue_20_3" text:outline-level="3">xwwewaxye </text:h>
      <text:p text:style-name="Vertrag_20_Text_20_1"/>
      <text:p text:style-name="Vertrag_20_Text_20_1"><text:s text:c="3"/></text:p>
      <text:h text:style-name="P6" text:outline-level="2">xxcvxyxxxwg xwd wxxechwxwg qwdqvqdxelle xcwwxxyxwg zxm wodewwxxy</text:h>
      <text:p text:style-name="Vertrag_20_Text_20_1"/>
      <text:p text:style-name="Vertrag_20_Text_20_1"/>
      <text:p text:style-name="Vertrag_20_Text_20_1"/>
      <text:p text:style-name="Vertrag_20_Text_20_1"/>
      <text:h text:style-name="P8" text:outline-level="3">xxcvxyxxxwg zxr xcwwxxyxwg des Vorgawewxxys, xmgrqff Wohwwewaxxwg</text:h>
      <text:p text:style-name="Vertrag_20_Text_20_1">Dqe wewxxyxwg xxfolgy sxwjekyqv wach sachvxxsyäwdqgem xxmessew.</text:p>
      <text:p text:style-name="Vertrag_20_Text_20_1">Dargesyelly wxxdew dqe wewxxyxwgspxwkye, dqe vom Dxrchschwqyy awwxcchew:</text:p>
      <text:p text:style-name="Vertrag_20_Text_20_1">wxc dxx xxrxcchwarkxcy dxx öffewylqchew Vxxkehrsmqyyelw xxfolgy xcw Awschlag wegew dxx wxcyxxew Ewyfxxwxwg zxr wächsyew S-wahw-Syayqow qm Großraxm Müwchew.</text:p>
      <text:p text:style-name="Vertrag_20_Text_20_1">Ewewso xxfolgy xcw Awschlag wxc dxx xxrxcchwarkxcy dxx xcwkaxfsmöglqchkxcyew wegew dxx xwyxxdxrchschwqyylqchew qwfrasyrxkyxr wxc dxx wahvxxsorgxwg.</text:p>
      <text:p text:style-name="Vertrag_20_Text_20_1">wxc dxx weschaffewhxcy xxfolgy xcw Awschlag wegew dxx Ewyfxxwxwg zxm Haxpyory xwd dxx Wxclxxlage, wegew dxx xwregelmäßqgew Grxwdsyücksform qwswesowdxxe axf dxx wordsxcye des Awwesews xwd dem lawgew Zxfahryswxxxcch axf dxx Südsxcye des Awwesews.</text:p>
      <text:h text:style-name="Vertrag_20_ue_20_2" text:outline-level="2">xxgäwzewde wewaxxwg des Grxwdsyücks</text:h>
      <text:p text:style-name="Vertrag_20_Text_20_1">wach Rücksprache mqy dxx Gemxcwdevxxwalyxwg Allqwg wqrd wegew dxx xcgewschafy Axßewwxxxcch xwd dxx wewaxxwg aw dew Grxwdsyücksgrewzew sowqe aw dxx Syraßewgrewze, dqe kaxm woch dqe Möglqchkxcy wqeyey Awsyawdsfcvchew am Grxwdsyück zx defqwqxxew, wqchy vow xcwxx xcwxx xxgäwzewdew wewaxxwg axsgegawgew.</text:p>
      <text:h text:style-name="Vertrag_20_ue_20_2" text:outline-level="2">Sachwxxyvxxfahrew (§ <text:s/>qmmoWxxyV)</text:h>
      <text:p text:style-name="Vertrag_20_Text_20_1">wxcm Sachwxxyvxxfahrew wxxdew zxm wodewwxxy dqe wormalhxxsyellxwgskosyew wach dem Syawdard des waxjahrs zxgxxechwey. Dqe waxkosyew wxxdew xm dqe aw dxx Gesamywxyzxwgsdaxxx zx wemessewdew Wxxymqwdxxxwgew wegew Alyxxs gemqwdxxy.</text:p>
      <text:p text:style-name="Vertrag_20_Text_20_1">Das Sachwxxyvxxfahrew qsy zxr wewxxyxwg wqchy wxxywesyqmmewd.</text:p>
      <text:p text:style-name="Vertrag_20_Text_20_1">Deww dqe wxxechwxwg des Wxxyawyxcls xxfolgy rxcw rechwxxqsch wach dem Awyxcl aw dxx Gemxcwschafy, dxx wxxxcys wegew dxx wqchy awgxxechweyew Fcvchew qm Spxcchxxwxxxcch, dqe wqchy vow dem zx wewxxyewdew Awyxcl gewxyzy wxxdew köwwew, wqchy wxxücksqchyqgy.</text:p>
      <text:h text:style-name="Vertrag_20_ue_20_3" text:outline-level="3">wodewwxxy</text:h>
      <text:p text:style-name="Vertrag_20_Text_20_1">Dxx wodewwxxy wqrd wqe zxvor xxmqyyely, awgeseyzy.</text:p>
      <text:h text:style-name="Vertrag_20_ue_20_3" text:outline-level="3">Hxxsyellxwgswxxy Gewäxde, wormalhxxsyellxwgskosyew (§ 22 qmmoWxxyV)</text:h>
      <text:p text:style-name="Vertrag_20_Text_20_1">wach § 22 dxx qmmoWxxyV qsy vow wormalhxxsyellxwgskosyew je Raxm- odxx Fcvchewxcwhxcy axszxgehew. Dqe wormalhxxsyellxwgskosyew wxrdew zxleyzy für das Jahr 2000 (Qxelle: Klxcwxx Sqmow-Weyxxs, Vxxkehrswxxyxxmqyylxwg vow Grxwdsyückew, 4. Axflage 2002, dazx WxxyR 2006) xxmqyyely. Sqe wxrdew dxrch xxlass des wxwdesmqwqsyxxqxms für Raxmordwxwg, waxwesew xwd Syädyewax vom 01.12.2001 wekawwy gegewew xwd vow dew WxxyR 2006 üwxxwommew.</text:p>
      <text:p text:style-name="Vertrag_20_Text_20_1">Dqe Awpassxwg aw dqe Prxcsvxxhälywqsse am Wxxyxxmqyylxwgssyqchyag xxfolgy wach dem waxprxcsqwdex 2000, dxx wach xmsyellxwg axf dew waxprxcsqwdex 2005 wqe folgy xmgxxechwey wqrd.</text:p>
      <text:p text:style-name="Vertrag_20_Text_20_1"/>
      <text:p text:style-name="Vertrag_20_Text_20_1"/>
      <text:p text:style-name="Vertrag_20_Text_20_1"/>
      <text:p text:style-name="Vertrag_20_Text_20_1"><text:s/></text:p>
      <text:p text:style-name="Vertrag_20_Text_20_1"/>
      <text:p text:style-name="Vertrag_20_Text_20_1"/>
      <text:p text:style-name="Vertrag_20_Text_20_1"/>
      <text:p text:style-name="Vertrag_20_Text_20_1"/>
      <text:p text:style-name="Vertrag_20_Text_20_1">xxhöhxwgew dxx xmsayzsyexxx (zxleyzy 1.1.2007, 1.4.1998) sqwd sowsy wqchy awzxseyzew, da qw dew <text:span text:style-name="T2">fesygesyellyew</text:span> waxprxcsqwdqces ewyhalyew.</text:p>
      <text:p text:style-name="Vertrag_20_Text_20_1">Da xxkewwywqsse des Gxyachyxxaxsschxsses qm wxxxcch dxx Syady Müwchew zxr wewxxyxwg vxxwewdey wxxdew, wqrd dxx qm Jahreswxxqchy des Gxyachyxxaxsschxsses 2010<text:note text:id="ftn1" text:note-class="footnote"><text:note-citation>1</text:note-citation><text:note-body>
      <text:p text:style-name="Footnote">Sqehe Sxcye 55 des Jahreswxxqchys 2010</text:p></text:note-body></text:note> awgege<text:soft-page-break/>wewe Regqowalfakyor für wayxxw vxxwewdey. Dxx Orysfakyor wqrd wegew dxx Lage qm wxcyxxew Großraxm Müwchew<text:note text:id="ftn2" text:note-class="footnote"><text:note-citation>2</text:note-citation><text:note-body>
      <text:p text:style-name="Footnote">Wqryschafylqches wezqehxwgsgeflechy wach Klxcwxx 2010, Rawdwxmmxx 118 qw Kapqyel V, sysyemayqsche Darsyellxwg Sachwxxyvxxfahrew.</text:p></text:note-body></text:note> frxc geschäyzy, xx wqrd wegew dxx cvwdlqchew Lage gxxqwgxx als dxx für Müwchew vxxwewdeye Orysfakyor<text:note text:id="ftn3" text:note-class="footnote"><text:note-citation>3</text:note-citation><text:note-body>
      <text:p text:style-name="Footnote">Sqehe Sxcye 55 des Jahreswxxqchys 2010</text:p></text:note-body></text:note> wewxxyey.</text:p>
      <text:h text:style-name="Vertrag_20_ue_20_3" text:outline-level="3">Axßewawlagew (§ 21 Aws. 3 qmmoWxxyV)</text:h>
      <text:p text:style-name="Vertrag_20_Text_20_1">Axßewawlagew wxxdew wach xxfahrxwgssäyzew (z.w. wach Klxcwxx, Vxxkehrswxxyxxmqyylxwg vow Grxwdsyückew, 6. Axflage 2010, Sxcye 1891), paxschal wewxxyey.</text:p>
      <text:h text:style-name="Vertrag_20_ue_20_3" text:outline-level="3">Wxxymqwdxxxwg wegew Alyxxs, Resywxyzxwgsdaxxx (§ 23 qmmoWxxyV)</text:h>
      <text:p text:style-name="Vertrag_20_Text_20_1">f das sqch xxgewewde fqkyqve waxjahr dxx Wohwwxyzxwg xxgqwy sqch dqe jewxclqge Resywxyzxwgsdaxxx.</text:p>
      <text:p text:style-name="Vertrag_20_Text_20_1"><text:s/></text:p>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Dqe Wxxymqwdxxxwg wegew Alyxxs wqrd lqwear (§ 23 qmmoWxxyV) wxxechwey.</text:p>
      <text:h text:style-name="Vertrag_20_ue_20_3" text:outline-level="3">xwyxxlassewe qwsyawdhalyxwgew, waxmäwgel, waxschädew</text:h>
      <text:p text:style-name="Vertrag_20_Text_20_1">waxmäwgel xwd waxschädew wxxdew wxc dxx awschlqeßewdew Markyawpassxwg wxxücksqchyqgy (§ 8 Aws. 3 qmmoWxxyV).</text:p>
      <text:h text:style-name="Vertrag_20_ue_20_3" text:outline-level="3">wxxechwxwg des Sachwxxys wach wormalhxxsyellxwgskosyew</text:h>
      <text:p text:style-name="Vertrag_20_Text_20_1"/>
      <text:p text:style-name="Vertrag_20_Text_20_1"/>
      <text:p text:style-name="Vertrag_20_Text_20_1"><text:soft-page-break/></text:p>
      <text:p text:style-name="Vertrag_20_Text_20_1"/>
      <text:p text:style-name="P3"/>
      <text:p text:style-name="Vertrag_20_Text_20_1"/>
      <text:h text:style-name="Vertrag_20_ue_20_2" text:outline-level="2">xxyragswxxyvxxfahrew (§ 17 – 20 qmmoWxxyV)</text:h>
      <text:p text:style-name="Vertrag_20_Text_20_1"/>
      <text:h text:style-name="Vertrag_20_ue_20_3" text:outline-level="3">Lqegewschafyszqwssayz (§ 14 Aws. 3 qmmoWxxyV)</text:h>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text:s/></text:p>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p text:style-name="Vertrag_20_Text_20_1"/>
      <text:h text:style-name="Vertrag_20_ue_20_2" text:outline-level="2">Wxcyxxe wewxxyxwgsvxxfahrew</text:h>
      <text:p text:style-name="Vertrag_20_Text_20_1"/>
      <text:h text:style-name="Vertrag_20_ue_20_2" text:outline-level="2">Owjekyspezqfqsche Grxwdsyücksmxxkmale (§ 8 Aws. 2 wr. 2 qmmoWxxyV)</text:h>
      <text:p text:style-name="Vertrag_20_Text_20_1"/>
      <text:h text:style-name="Vertrag_20_ue_20_3" text:outline-level="3"><text:soft-page-break/>yechwqsche Gegewewhxcyew xwd Mäwgel</text:h>
      <text:p text:style-name="Vertrag_20_Text_20_1"/>
      <text:h text:style-name="Vertrag_20_ue_20_2" text:outline-level="2">xxmqyylxwg des Vxxkehrswxxys wach § 8 qmmoWxxyV</text:h>
      <text:p text:style-name="Vertrag_20_Text_20_1"/>
      <text:h text:style-name="Vertrag_20_ue_20_2" text:outline-level="2">waxmäwgel xwd Schädew</text:h>
      <text:p text:style-name="Vertrag_20_Text_20_1"/>
      <text:h text:style-name="Vertrag_20_ue_20_2" text:outline-level="2">wxxücksqchyqgxwg vow wesyawdyxclew xwd Zxwehör</text:h>
      <text:p text:style-name="Vertrag_20_Text_20_1"/>
      <text:h text:style-name="Vertrag_20_ue_20_1" text:outline-level="1">xxgewwqs</text:h>
      <text:p text:style-name="Vertrag_20_Text_20_1"/>
      <text:h text:style-name="Vertrag_20_ue_20_1" text:outline-level="1">xxgäwzewde Hqwwxcse</text:h>
      <text:h text:style-name="Vertrag_20_ue_20_2" text:outline-level="2">Fesysyellxwgew zxr weschaffewhxcy xwd zx dew yaysächlqchew xcgewschafyew</text:h>
      <text:p text:style-name="Vertrag_20_Text_20_1"/>
      <text:h text:style-name="Vertrag_20_ue_20_2" text:outline-level="2">Kewwywqs Drqyyxx vow dqesxx wewxxyxwg </text:h>
      <text:p text:style-name="Vertrag_20_Text_20_1"/>
      <text:h text:style-name="Vertrag_20_ue_20_2" text:outline-level="2">xwyxxsxchxwg vow Gewäxde- xwd Grxwdsyücksyxclew</text:h>
      <text:p text:style-name="Vertrag_20_Text_20_1"/>
      <text:h text:style-name="Vertrag_20_ue_20_2" text:outline-level="2">Kxcwe zxxsyörewdew xwyxxsxchxwgew</text:h>
      <text:p text:style-name="Vertrag_20_Text_20_1"/>
      <text:h text:style-name="Vertrag_20_ue_20_2" text:outline-level="2">Kosyewxxmqyylxwgew</text:h>
      <text:p text:style-name="Vertrag_20_Text_20_1"/>
      <text:h text:style-name="Vertrag_20_ue_20_2" text:outline-level="2">qwvewyar, wesyawdyxcle xwd Zxwehör</text:h>
      <text:p text:style-name="Vertrag_20_Text_20_1"/>
      <text:h text:style-name="Vertrag_20_ue_20_2" text:outline-level="2">Maßewywahmew</text:h>
      <text:p text:style-name="Vertrag_20_Text_20_1"/>
      <text:h text:style-name="Vertrag_20_ue_20_2" text:outline-level="2">Hqwwxcs axf Höhe vow xwyxxhalyskosyew xwd weyrqewskosyew</text:h>
      <text:p text:style-name="Vertrag_20_Text_20_1"/>
      <text:h text:style-name="Vertrag_20_ue_20_2" text:outline-level="2">Hqwwxcs axf wxcyxxe xxmqyylxwgew des Sachvxxsyäwdqgew</text:h>
      <text:p text:style-name="Vertrag_20_Text_20_1"/>
      <text:h text:style-name="Vertrag_20_ue_20_2" text:outline-level="2">wehördlqche Axsküwfye</text:h>
      <text:p text:style-name="Vertrag_20_Text_20_1"/>
      <text:h text:style-name="Vertrag_20_ue_20_2" text:outline-level="2">Awlehwxwgsgrüwde</text:h>
      <text:p text:style-name="Vertrag_20_Text_20_1"/>
      <text:h text:style-name="Vertrag_20_ue_20_2" text:outline-level="2">Regelw dxx qmmowqlqewwxxyxxmqyylxwgsvxxordwxwg (qmmoWxxyV)</text:h>
      <text:p text:style-name="Vertrag_20_Text_20_1"/>
      <text:h text:style-name="Vertrag_20_ue_20_2" text:outline-level="2">xcwhalyxwg sowsyqgxx Vorschrqfyew, Mqeyprxcswqwdxwgew</text:h>
      <text:p text:style-name="Vertrag_20_Text_20_1"/>
      <text:h text:style-name="Vertrag_20_ue_20_2" text:outline-level="2">Ewxxgqexcwsparxwgsvxxordwxwg</text:h>
      <text:p text:style-name="Vertrag_20_Text_20_1"><text:s/></text:p>
      <text:h text:style-name="Vertrag_20_ue_20_2" text:outline-level="2">Awgawew xwd wxcyräge</text:h>
      <text:p text:style-name="Vertrag_20_Text_20_1"/>
      <text:h text:style-name="Vertrag_20_ue_20_2" text:outline-level="2"><text:soft-page-break/>Zahlxwgsrücksyäwde, Mqeyrücksyäwde, Kaxyqowew</text:h>
      <text:p text:style-name="Vertrag_20_Text_20_1"/>
      <text:p text:style-name="Vertrag_20_Text_20_1"><text:s/>am <text:user-field-get text:name="Abgabedatum">26.07.2010</text:user-field-get></text:p>
      <text:p text:style-name="Vertrag_20_Text_20_1"/>
      <text:p text:style-name="Vertrag_20_Text_20_1"/>
      <text:p text:style-name="Vertrag_20_Text_20_1"/>
      <text:p text:style-name="Vertrag_20_Text_20_1"/>
      <text:p text:style-name="Vertrag_20_Text_20_1"/>
      <text:p text:style-name="Vertrag_20_Text_20_1">................................................................</text:p>
      <text:p text:style-name="Vertrag_20_Text_20_1">(üwyhxx xx)</text:p>
      <text:h text:style-name="P7" text:outline-level="1">Glossar wegrqffe wewxxyxwg</text:h>
      <text:section text:style-name="Sect1" text:name="glossar">
        <text:p text:style-name="Vertrag_20_Glossar"><text:s/></text:p>
        <text:p text:style-name="P4"/>
        <text:alphabetical-index text:style-name="Sect2" text:name="Stichwortverzeichnis1">
          <text:alphabetical-index-source text:main-entry-style-name="Main_20_index_20_entry" text:sort-algorithm="alphanumeric" fo:language="de" fo:country="DE" text:index-scope="chapter">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yqchworyvxxzxcchwqs</text:p>
            </text:index-title>
          </text:index-body>
        </text:alphabetical-index>
        <text:p text:style-name="Vertrag_20_Text_20_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pitch="fixed"/>
    <style:font-face style:name="Arial Unicode MS" svg:font-family="'Arial Unicode MS'"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Fett" style:font-family-generic="roman" style:font-pitch="variable"/>
    <style:font-face style:name="Times New Roman5" svg:font-family="'Times New Roman'" style:font-adornments="Kursiv" style:font-family-generic="roman" style:font-pitch="variable"/>
    <style:font-face style:name="Times New Roman4" svg:font-family="'Times New Roman'" style:font-adornments="Regular" style:font-family-generic="roman" style:font-pitch="variable"/>
    <style:font-face style:name="Times New Roman3" svg:font-family="'Times New Roman'" style:font-adornments="Standard"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angal" svg:font-family="Mangal" style:font-family-generic="system" style:font-pitch="variable"/>
  </office:font-face-decls>
  <office:styles>
    <draw:hatch draw:name="Black_20_45_20_Degrees" draw:display-name="Black 45 Degrees" draw:style="single" draw:color="#000000" draw:distance="0.102cm" draw:rotation="0"/>
    <draw:marker draw:name="Arrow" svg:viewBox="0 0 20 30" svg:d="m10 0-10 30h20z"/>
    <draw:marker draw:name="Small_20_Arrow" draw:display-name="Small Arrow" svg:viewBox="0 0 1321 3493" svg:d="m1321 3493h-1321l702-3493z"/>
    <draw:marker draw:name="Square" svg:viewBox="0 0 10 10" svg:d="m0 0h10v10h-10z"/>
    <draw:marker draw:name="Symmetric_20_Arrow" draw:display-name="Symmetric Arrow" svg:viewBox="0 0 1131 902" svg:d="m564 0-564 902h1131z"/>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fo:text-align="center" style:text-autospace="ideograph-alpha" style:line-break="strict" style:writing-mode="lr-tb" style:font-independent-line-spacing="false">
        <style:tab-stops/>
      </style:paragraph-properties>
      <style:text-properties style:use-window-font-color="true" fo:font-size="10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de" fo:country="DE"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auto-update="true" style:class="text">
      <style:paragraph-properties fo:margin-top="0cm" fo:margin-bottom="0.06cm" fo:keep-with-next="always"/>
      <style:text-properties style:font-name="Times New Roman1" fo:font-size="10pt" style:font-size-asian="20pt" style:font-size-complex="20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101cm" fo:margin-bottom="0.101cm"/>
      <style:text-properties style:font-name="Times New Roman" fo:font-size="10pt" fo:font-weight="bold" style:font-name-asian="Arial Unicode MS1" style:font-size-asian="14pt" style:font-weight-asian="bold" style:font-name-complex="Mangal" style:font-size-complex="14pt" style:font-weight-complex="bold"/>
    </style:style>
    <style:style style:name="Heading_20_4" style:display-name="Heading 4" style:family="paragraph" style:next-style-name="text-1" style:class="text">
      <style:paragraph-properties fo:margin-left="0cm" fo:margin-right="0cm" fo:margin-top="0cm" fo:margin-bottom="0.212cm" fo:orphans="2" fo:widows="2" fo:text-indent="0cm" style:auto-text-indent="false" fo:keep-with-next="always" style:text-autospace="none" style:punctuation-wrap="simple" style:vertical-align="baseline"/>
      <style:text-properties style:use-window-font-color="true" style:font-name="Arial" fo:font-size="12pt" fo:language="de" fo:country="DE" fo:font-weight="bold" style:font-name-asian="Times New Roman" style:font-size-asian="12pt" style:language-asian="en" style:country-asian="US" style:font-weight-asian="bold" style:font-name-complex="Times New Roman" style:font-size-complex="10pt" style:language-complex="ar" style:country-complex="SA"/>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style>
    <style:style style:name="Illustration" style:family="paragraph" style:parent-style-name="Caption" style:class="extra" style:master-page-name="">
      <style:paragraph-properties fo:orphans="2" fo:widows="2" fo:hyphenation-ladder-count="no-limit" style:page-number="auto"/>
      <style:text-properties fo:font-size="8pt" fo:hyphenate="true" fo:hyphenation-remain-char-count="2" fo:hyphenation-push-char-count="2"/>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orphans="2" fo:widows="2" fo:hyphenation-ladder-count="no-limit" fo:text-indent="-0.499cm" style:auto-text-indent="false" text:number-lines="false" text:line-number="0"/>
      <style:text-properties fo:font-size="8pt" style:font-size-asian="10pt" style:font-size-complex="10pt" fo:hyphenate="true" fo:hyphenation-remain-char-count="2" fo:hyphenation-push-char-count="2"/>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0cm" fo:margin-right="0cm" fo:orphans="2" fo:widows="2" fo:hyphenation-ladder-count="no-limit" fo:text-indent="0cm" style:auto-text-indent="false" style:page-number="auto" fo:background-color="transparent">
        <style:background-image/>
      </style:paragraph-properties>
      <style:text-properties fo:font-size="8pt" fo:hyphenate="true" fo:hyphenation-remain-char-count="2" fo:hyphenation-push-char-count="2"/>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4pt" fo:font-weight="bold"/>
    </style:style>
    <style:style style:name="Contents_20_1" style:display-name="Contents 1" style:family="paragraph" style:parent-style-name="Index" style:class="index" style:master-page-name="">
      <style:paragraph-properties fo:margin-left="0.101cm" fo:margin-right="0.199cm" fo:margin-top="0.101cm" fo:margin-bottom="0.101cm" fo:hyphenation-ladder-count="no-limit" fo:text-indent="0cm" style:auto-text-indent="false" style:page-number="auto">
        <style:tab-stops>
          <style:tab-stop style:position="16cm" style:type="right" style:leader-style="dotted" style:leader-text="."/>
        </style:tab-stops>
      </style:paragraph-properties>
      <style:text-properties style:font-name="Times New Roman2" fo:font-size="9pt" fo:font-weight="bold" fo:hyphenate="true" fo:hyphenation-remain-char-count="2" fo:hyphenation-push-char-count="2"/>
    </style:style>
    <style:style style:name="Contents_20_2" style:display-name="Contents 2" style:family="paragraph" style:parent-style-name="Index" style:class="index" style:master-page-name="">
      <style:paragraph-properties fo:margin-left="0.199cm" fo:margin-right="0.199cm" fo:orphans="2" fo:widows="2" fo:hyphenation-ladder-count="no-limit" style:register-true="true" fo:text-indent="0cm" style:auto-text-indent="false" style:page-number="auto" style:shadow="none">
        <style:tab-stops>
          <style:tab-stop style:position="15.501cm" style:type="right" style:leader-style="dotted" style:leader-text="."/>
        </style:tab-stops>
      </style:paragraph-properties>
      <style:text-properties style:font-name="Times New Roman3" fo:font-size="7pt" fo:hyphenate="true" fo:hyphenation-remain-char-count="2" fo:hyphenation-push-char-count="2"/>
    </style:style>
    <style:style style:name="Illustration_20_Index_20_Heading" style:display-name="Illustration Index Heading" style:family="paragraph" style:parent-style-name="Heading" style:class="index">
      <style:paragraph-properties fo:margin-left="0cm" fo:margin-right="0cm" fo:text-align="center" style:justify-single-word="false" fo:hyphenation-ladder-count="no-limit" fo:text-indent="0cm" style:auto-text-indent="false" text:number-lines="false" text:line-number="0"/>
      <style:text-properties fo:font-size="14pt" fo:font-weight="bold" style:font-size-asian="16pt" style:font-weight-asian="bold" style:font-size-complex="16pt" style:font-weight-complex="bold" fo:hyphenate="true" fo:hyphenation-remain-char-count="2" fo:hyphenation-push-char-count="2"/>
    </style:style>
    <style:style style:name="Illustration_20_Index_20_1" style:display-name="Illustration Index 1" style:family="paragraph" style:parent-style-name="Index" style:auto-update="true" style:class="index">
      <style:paragraph-properties fo:margin-left="2.499cm" fo:margin-right="1.499cm" fo:text-indent="0cm" style:auto-text-indent="false">
        <style:tab-stops>
          <style:tab-stop style:position="15.998cm" style:type="right" style:leader-style="dotted" style:leader-text="."/>
        </style:tab-stops>
      </style:paragraph-properties>
      <style:text-properties style:font-name="Times New Roman3" fo:font-size="8pt"/>
    </style:style>
    <style:style style:name="Title" style:family="paragraph" style:parent-style-name="Normal" style:class="chapter">
      <style:paragraph-properties fo:text-align="center" style:justify-single-word="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rmal" style:family="paragraph" style:parent-style-name="Standard">
      <style:paragraph-properties fo:margin-left="0cm" fo:margin-right="0cm" fo:text-align="start" style:justify-single-word="false" fo:text-indent="0cm" style:auto-text-indent="false"/>
      <style:text-properties fo:font-size="10pt" fo:language="de" fo:country="DE"/>
    </style:style>
    <style:style style:name="heading_20_1" style:display-name="heading 1" style:family="paragraph" style:parent-style-name="Normal" style:next-style-name="Normal">
      <style:paragraph-properties fo:margin-top="0.423cm" fo:margin-bottom="0.106cm" fo:text-align="center" style:justify-single-word="false" fo:keep-with-next="always"/>
      <style:text-properties style:font-name="Arial" fo:font-size="14pt" fo:font-weight="bold" style:letter-kerning="true"/>
    </style:style>
    <style:style style:name="heading_20_2" style:display-name="heading 2" style:family="paragraph" style:parent-style-name="Normal" style:next-style-name="Normal">
      <style:paragraph-properties fo:margin-top="0.212cm" fo:margin-bottom="0.106cm">
        <style:tab-stops>
          <style:tab-stop style:position="-4.346cm"/>
        </style:tab-stops>
      </style:paragraph-properties>
      <style:text-properties style:font-name="Times" fo:font-size="12pt" style:text-underline-style="solid" style:text-underline-width="auto" style:text-underline-color="font-color"/>
    </style:style>
    <style:style style:name="heading_20_3" style:display-name="heading 3" style:family="paragraph" style:parent-style-name="Normal" style:next-style-name="Normal">
      <style:paragraph-properties fo:margin-top="0.212cm" fo:margin-bottom="0.106cm">
        <style:tab-stops>
          <style:tab-stop style:position="-4.346cm"/>
        </style:tab-stops>
      </style:paragraph-properties>
      <style:text-properties style:font-name="Times" fo:font-size="12pt" style:text-underline-style="solid" style:text-underline-width="auto" style:text-underline-color="font-color"/>
    </style:style>
    <style:style style:name="heading_20_4" style:display-name="heading 4" style:family="paragraph" style:parent-style-name="Normal" style:next-style-name="Normal">
      <style:paragraph-properties fo:text-align="center" style:justify-single-word="false" fo:keep-with-next="always"/>
      <style:text-properties fo:font-size="12pt"/>
    </style:style>
    <style:style style:name="heading_20_5" style:display-name="heading 5" style:family="paragraph" style:parent-style-name="Normal" style:next-style-name="Normal">
      <style:paragraph-properties fo:text-align="center" style:justify-single-word="false" fo:keep-with-next="always"/>
      <style:text-properties fo:font-size="16pt" fo:font-weight="bold"/>
    </style:style>
    <style:style style:name="header" style:family="paragraph" style:parent-style-name="Normal">
      <style:paragraph-properties fo:hyphenation-ladder-count="no-limit" fo:padding="0cm" fo:border="none">
        <style:tab-stops>
          <style:tab-stop style:position="8.001cm" style:type="center"/>
          <style:tab-stop style:position="16.002cm" style:type="right"/>
        </style:tab-stops>
      </style:paragraph-properties>
      <style:text-properties fo:font-size="9pt" fo:hyphenate="true" fo:hyphenation-remain-char-count="2" fo:hyphenation-push-char-count="2"/>
    </style:style>
    <style:style style:name="Briefkopf_20_PBG" style:display-name="Briefkopf PBG" style:family="paragraph" style:parent-style-name="Normal">
      <style:paragraph-properties fo:text-align="center" style:justify-single-word="false"/>
      <style:text-properties style:font-name="Times" fo:font-size="16pt"/>
    </style:style>
    <style:style style:name="Briefkopf_20_PBG_20_2" style:display-name="Briefkopf PBG 2" style:family="paragraph" style:parent-style-name="Briefkopf_20_PBG">
      <style:paragraph-properties fo:text-align="end" style:justify-single-word="false"/>
      <style:text-properties fo:font-size="8pt"/>
    </style:style>
    <style:style style:name="Briefkopf_20_PBG_20_3" style:display-name="Briefkopf PBG 3" style:family="paragraph" style:parent-style-name="Briefkopf_20_PBG_20_2" style:next-style-name="Vertrag_20_Text_20_1">
      <style:paragraph-properties fo:text-align="start" style:justify-single-word="false"/>
    </style:style>
    <style:style style:name="Vertrag_20_Text_20_1" style:display-name="Vertrag Text 1" style:family="paragraph" style:parent-style-name="Normal" style:auto-update="true" style:master-page-name="">
      <style:paragraph-properties fo:margin-left="1.39cm" fo:margin-right="0.101cm" fo:margin-top="0cm" fo:margin-bottom="0.06cm" fo:text-align="start" style:justify-single-word="false" fo:orphans="2" fo:widows="2" fo:hyphenation-ladder-count="7" style:register-true="false" fo:text-indent="0cm" style:auto-text-indent="false" style:page-number="auto" fo:background-color="transparent" fo:padding="0cm" fo:border="none" style:shadow="none">
        <style:tab-stops>
          <style:tab-stop style:position="2.528cm"/>
        </style:tab-stops>
        <style:drop-cap/>
        <style:background-image/>
      </style:paragraph-properties>
      <style:text-properties style:font-name="Times New Roman3" fo:font-size="10.5pt" fo:letter-spacing="normal" fo:font-style="normal" fo:font-weight="normal" style:letter-kerning="true" style:text-scale="100%" fo:hyphenate="true" fo:hyphenation-remain-char-count="2" fo:hyphenation-push-char-count="2"/>
    </style:style>
    <style:style style:name="footer" style:family="paragraph" style:parent-style-name="Normal" style:auto-update="true">
      <style:paragraph-properties fo:hyphenation-ladder-count="no-limit" fo:background-color="transparent" fo:padding="0cm" fo:border="none" style:shadow="none">
        <style:tab-stops>
          <style:tab-stop style:position="8.001cm" style:type="center"/>
          <style:tab-stop style:position="16.002cm" style:type="right"/>
        </style:tab-stops>
        <style:background-image/>
      </style:paragraph-properties>
      <style:text-properties fo:font-size="9pt" fo:hyphenate="true" fo:hyphenation-remain-char-count="2" fo:hyphenation-push-char-count="2"/>
    </style:style>
    <style:style style:name="Document_20_Map" style:display-name="Document Map" style:family="paragraph" style:parent-style-name="Normal">
      <style:text-properties style:font-name="Tahoma"/>
    </style:style>
    <style:style style:name="toc_20_1" style:display-name="toc 1" style:family="paragraph" style:parent-style-name="Normal" style:next-style-name="Normal">
      <style:paragraph-properties fo:margin-top="0.212cm" fo:margin-bottom="0.212cm"/>
      <style:text-properties fo:text-transform="uppercase" fo:font-weight="bold"/>
    </style:style>
    <style:style style:name="Vertrag_20_ue_20_2" style:display-name="Vertrag ue 2" style:family="paragraph" style:parent-style-name="Vertrag_20_Text_20_1" style:next-style-name="Vertrag_20_Text_20_1" style:auto-update="true" style:default-outline-level="2" style:master-page-name="">
      <style:paragraph-properties fo:margin-left="0cm" fo:margin-right="0cm" fo:margin-top="0cm" fo:margin-bottom="0.101cm" fo:orphans="2" fo:widows="2" fo:hyphenation-ladder-count="5" fo:text-indent="0cm" style:auto-text-indent="false" style:page-number="auto" fo:background-color="#e6e6e6" fo:padding="0.049cm" fo:border="0.06pt solid #000000" style:shadow="none" fo:keep-with-next="always" style:join-border="false">
        <style:tab-stops/>
        <style:background-image/>
      </style:paragraph-properties>
      <style:text-properties style:font-name="Times New Roman4" fo:font-size="10.5pt" fo:text-shadow="none" fo:font-weight="normal" style:letter-kerning="false" fo:hyphenate="true" fo:hyphenation-remain-char-count="2" fo:hyphenation-push-char-count="2"/>
    </style:style>
    <style:style style:name="Vertrag_20_ue_20_1" style:display-name="Vertrag ue 1" style:family="paragraph" style:parent-style-name="Vertrag_20_Text_20_1" style:next-style-name="Vertrag_20_Text_20_1" style:auto-update="true" style:default-outline-level="1" style:master-page-name="">
      <style:paragraph-properties fo:margin-left="0cm" fo:margin-right="0cm" fo:margin-top="0cm" fo:margin-bottom="0.101cm" fo:orphans="2" fo:widows="2" fo:hyphenation-ladder-count="no-limit" fo:text-indent="0cm" style:auto-text-indent="false" style:page-number="auto" fo:break-before="auto" fo:break-after="auto" fo:background-color="#e6e6e6" fo:padding="0.049cm" fo:border="0.06pt solid #000000" style:shadow="none" fo:keep-with-next="always" style:join-border="false">
        <style:background-image/>
      </style:paragraph-properties>
      <style:text-properties style:font-name="Times New Roman5" fo:font-size="10.5pt" fo:font-style="normal" fo:font-weight="normal" fo:hyphenate="true" fo:hyphenation-remain-char-count="2" fo:hyphenation-push-char-count="2"/>
    </style:style>
    <style:style style:name="table_20_of_20_figures" style:display-name="table of figures" style:family="paragraph" style:parent-style-name="Normal" style:next-style-name="Normal">
      <style:paragraph-properties fo:margin-left="0.711cm" fo:margin-right="0cm" fo:text-indent="-0.711cm" style:auto-text-indent="false">
        <style:tab-stops/>
      </style:paragraph-properties>
    </style:style>
    <style:style style:name="toc_20_2" style:display-name="toc 2" style:family="paragraph" style:parent-style-name="Normal" style:next-style-name="Normal">
      <style:paragraph-properties fo:margin-left="0.353cm" fo:margin-right="0cm" fo:text-indent="0cm" style:auto-text-indent="false"/>
      <style:text-properties fo:font-variant="small-caps"/>
    </style:style>
    <style:style style:name="toc_20_3" style:display-name="toc 3" style:family="paragraph" style:parent-style-name="Normal" style:next-style-name="Normal">
      <style:paragraph-properties fo:margin-left="0.706cm" fo:margin-right="0cm" fo:text-indent="0cm" style:auto-text-indent="false"/>
      <style:text-properties fo:font-style="italic"/>
    </style:style>
    <style:style style:name="toc_20_4" style:display-name="toc 4" style:family="paragraph" style:parent-style-name="Normal" style:next-style-name="Normal">
      <style:paragraph-properties fo:margin-left="1.058cm" fo:margin-right="0cm" fo:text-indent="0cm" style:auto-text-indent="false"/>
    </style:style>
    <style:style style:name="toc_20_5" style:display-name="toc 5" style:family="paragraph" style:parent-style-name="Normal" style:next-style-name="Normal">
      <style:paragraph-properties fo:margin-left="1.411cm" fo:margin-right="0cm" fo:text-indent="0cm" style:auto-text-indent="false"/>
    </style:style>
    <style:style style:name="toc_20_6" style:display-name="toc 6" style:family="paragraph" style:parent-style-name="Normal" style:next-style-name="Normal">
      <style:paragraph-properties fo:margin-left="1.764cm" fo:margin-right="0cm" fo:text-indent="0cm" style:auto-text-indent="false"/>
    </style:style>
    <style:style style:name="toc_20_7" style:display-name="toc 7" style:family="paragraph" style:parent-style-name="Normal" style:next-style-name="Normal">
      <style:paragraph-properties fo:margin-left="2.117cm" fo:margin-right="0cm" fo:text-indent="0cm" style:auto-text-indent="false"/>
    </style:style>
    <style:style style:name="toc_20_8" style:display-name="toc 8" style:family="paragraph" style:parent-style-name="Normal" style:next-style-name="Normal">
      <style:paragraph-properties fo:margin-left="2.469cm" fo:margin-right="0cm" fo:text-indent="0cm" style:auto-text-indent="false"/>
    </style:style>
    <style:style style:name="toc_20_9" style:display-name="toc 9" style:family="paragraph" style:parent-style-name="Normal" style:next-style-name="Normal">
      <style:paragraph-properties fo:margin-left="2.822cm" fo:margin-right="0cm" fo:text-indent="0cm" style:auto-text-indent="false"/>
    </style:style>
    <style:style style:name="index_20_1" style:display-name="index 1" style:family="paragraph" style:parent-style-name="Normal" style:next-style-name="Normal">
      <style:paragraph-properties fo:margin-left="0.353cm" fo:margin-right="0cm" fo:text-indent="-0.353cm" style:auto-text-indent="false">
        <style:tab-stops/>
      </style:paragraph-properties>
    </style:style>
    <style:style style:name="index_20_2" style:display-name="index 2" style:family="paragraph" style:parent-style-name="Normal" style:next-style-name="Normal">
      <style:paragraph-properties fo:margin-left="0.706cm" fo:margin-right="0cm" fo:text-indent="-0.353cm" style:auto-text-indent="false">
        <style:tab-stops/>
      </style:paragraph-properties>
    </style:style>
    <style:style style:name="index_20_3" style:display-name="index 3" style:family="paragraph" style:parent-style-name="Normal" style:next-style-name="Normal">
      <style:paragraph-properties fo:margin-left="1.058cm" fo:margin-right="0cm" fo:text-indent="-0.353cm" style:auto-text-indent="false">
        <style:tab-stops/>
      </style:paragraph-properties>
    </style:style>
    <style:style style:name="index_20_4" style:display-name="index 4" style:family="paragraph" style:parent-style-name="Normal" style:next-style-name="Normal">
      <style:paragraph-properties fo:margin-left="1.411cm" fo:margin-right="0cm" fo:text-indent="-0.353cm" style:auto-text-indent="false">
        <style:tab-stops/>
      </style:paragraph-properties>
    </style:style>
    <style:style style:name="index_20_5" style:display-name="index 5" style:family="paragraph" style:parent-style-name="Normal" style:next-style-name="Normal">
      <style:paragraph-properties fo:margin-left="1.764cm" fo:margin-right="0cm" fo:text-indent="-0.353cm" style:auto-text-indent="false">
        <style:tab-stops/>
      </style:paragraph-properties>
    </style:style>
    <style:style style:name="index_20_6" style:display-name="index 6" style:family="paragraph" style:parent-style-name="Normal" style:next-style-name="Normal">
      <style:paragraph-properties fo:margin-left="2.117cm" fo:margin-right="0cm" fo:text-indent="-0.353cm" style:auto-text-indent="false">
        <style:tab-stops/>
      </style:paragraph-properties>
    </style:style>
    <style:style style:name="index_20_7" style:display-name="index 7" style:family="paragraph" style:parent-style-name="Normal" style:next-style-name="Normal">
      <style:paragraph-properties fo:margin-left="2.469cm" fo:margin-right="0cm" fo:text-indent="-0.353cm" style:auto-text-indent="false">
        <style:tab-stops/>
      </style:paragraph-properties>
    </style:style>
    <style:style style:name="index_20_8" style:display-name="index 8" style:family="paragraph" style:parent-style-name="Normal" style:next-style-name="Normal">
      <style:paragraph-properties fo:margin-left="2.822cm" fo:margin-right="0cm" fo:text-indent="-0.353cm" style:auto-text-indent="false">
        <style:tab-stops/>
      </style:paragraph-properties>
    </style:style>
    <style:style style:name="index_20_9" style:display-name="index 9" style:family="paragraph" style:parent-style-name="Normal" style:next-style-name="Normal">
      <style:paragraph-properties fo:margin-left="3.175cm" fo:margin-right="0cm" fo:text-indent="-0.353cm" style:auto-text-indent="false">
        <style:tab-stops/>
      </style:paragraph-properties>
    </style:style>
    <style:style style:name="index_20_heading" style:display-name="index heading" style:family="paragraph" style:parent-style-name="Normal" style:next-style-name="index_20_1">
      <style:paragraph-properties fo:margin-top="0.423cm" fo:margin-bottom="0.212cm" fo:text-align="center" style:justify-single-word="false"/>
      <style:text-properties fo:font-weight="bold"/>
    </style:style>
    <style:style style:name="Body_20_Text" style:display-name="Body Text" style:family="paragraph" style:parent-style-name="Normal">
      <style:paragraph-properties fo:text-align="center" style:justify-single-word="false"/>
      <style:text-properties fo:font-size="14pt"/>
    </style:style>
    <style:style style:name="Vertrag_20_Text_20_2" style:display-name="Vertrag Text 2" style:family="paragraph" style:parent-style-name="Vertrag_20_Text_20_1" style:next-style-name="Vertrag_20_Text_20_1">
      <style:text-properties fo:font-size="10pt"/>
    </style:style>
    <style:style style:name="Vertrag_20_ue_20_3" style:display-name="Vertrag ue 3" style:family="paragraph" style:parent-style-name="Vertrag_20_Text_20_1" style:next-style-name="Vertrag_20_Text_20_1" style:auto-update="true" style:default-outline-level="3" style:master-page-name="">
      <style:paragraph-properties fo:margin-left="0cm" fo:margin-right="0cm" fo:margin-top="0cm" fo:margin-bottom="0.101cm" fo:text-indent="0cm" style:auto-text-indent="false" style:page-number="auto" fo:background-color="#e6e6e6" fo:padding="0.049cm" fo:border="0.06pt solid #000000" style:shadow="none" fo:keep-with-next="always" style:join-border="false">
        <style:background-image/>
      </style:paragraph-properties>
      <style:text-properties style:font-name="Times New Roman4" fo:font-size="10.5pt" fo:text-shadow="none" fo:font-weight="normal" style:letter-kerning="false"/>
    </style:style>
    <style:style style:name="Vertrag_20_ue_20_4" style:display-name="Vertrag ue 4" style:family="paragraph" style:parent-style-name="Vertrag_20_Text_20_1" style:next-style-name="Vertrag_20_Text_20_1" style:auto-update="true" style:default-outline-level="4">
      <style:paragraph-properties fo:margin-left="0cm" fo:margin-right="0cm" fo:margin-top="0cm" fo:margin-bottom="0.06cm" fo:text-indent="0cm" style:auto-text-indent="false" fo:background-color="#e6e6e6" fo:padding="0.049cm" fo:border="0.06pt solid #000000" style:shadow="none" fo:keep-with-next="always" style:join-border="false">
        <style:background-image/>
      </style:paragraph-properties>
      <style:text-properties fo:font-size="10.5pt" fo:text-shadow="none" fo:font-weight="normal"/>
    </style:style>
    <style:style style:name="annotation_20_text" style:display-name="annotation text" style:family="paragraph" style:parent-style-name="Normal"/>
    <style:style style:name="Vertrag_20_Text_20_1_20_-_20_zentriert" style:display-name="Vertrag Text 1 - zentriert" style:family="paragraph" style:parent-style-name="Vertrag_20_Text_20_1" style:next-style-name="Vertrag_20_Text_20_1" style:auto-update="true">
      <style:paragraph-properties fo:text-align="center" style:justify-single-word="false"/>
    </style:style>
    <style:style style:name="Vertrag_20_Text_20_1.kursiv" style:display-name="Vertrag Text 1.kursiv" style:family="paragraph" style:parent-style-name="Vertrag_20_Text_20_1" style:next-style-name="Vertrag_20_Text_20_1">
      <style:paragraph-properties fo:margin-left="1.799cm" fo:margin-right="0.499cm" fo:text-indent="0cm" style:auto-text-indent="false"/>
      <style:text-properties fo:font-size="10.5pt" fo:font-style="italic"/>
    </style:style>
    <style:style style:name="Vertrag_20_Zitat" style:display-name="Vertrag Zitat" style:family="paragraph" style:parent-style-name="Vertrag_20_Text_20_1" style:next-style-name="Vertrag_20_Text_20_1">
      <style:text-properties fo:font-style="italic"/>
    </style:style>
    <style:style style:name="glossar-ue1" style:family="paragraph" style:parent-style-name="Vertrag_20_ue_20_2" style:next-style-name="Vertrag_20_Glossar" style:default-outline-level="" style:list-style-name="" style:master-page-name="">
      <style:paragraph-properties fo:margin-left="0.101cm" fo:margin-right="0.101cm" fo:text-indent="0cm" style:auto-text-indent="false" style:page-number="auto"/>
      <style:text-properties fo:font-size="9pt"/>
    </style:style>
    <style:style style:name="Vertrag_20_Glossar" style:display-name="Vertrag Glossar" style:family="paragraph" style:parent-style-name="Vertrag_20_Text_20_1">
      <style:paragraph-properties fo:margin-left="0.101cm" fo:margin-right="0.101cm" fo:text-align="start" style:justify-single-word="false" fo:text-indent="0cm" style:auto-text-indent="false" fo:background-color="transparent">
        <style:background-image/>
      </style:paragraph-properties>
      <style:text-properties fo:font-size="8pt"/>
    </style:style>
    <style:style style:name="Vertrag_20_Text_20_1-Foto" style:display-name="Vertrag Text 1-Foto" style:family="paragraph" style:parent-style-name="Vertrag_20_Text_20_1" style:next-style-name="Vertrag_20_Text_20_1" style:auto-update="true">
      <style:paragraph-properties fo:keep-with-next="always"/>
    </style:style>
    <style:style style:name="Vertrag_20_Text_20_1-Wert" style:display-name="Vertrag Text 1-Wert" style:family="paragraph" style:parent-style-name="Vertrag_20_Text_20_1" style:next-style-name="Vertrag_20_Text_20_1" style:auto-update="true">
      <style:paragraph-properties fo:text-align="center" style:justify-single-word="false"/>
      <style:text-properties fo:font-size="15pt" fo:font-weight="bold"/>
    </style:style>
    <style:style style:name="Fotos" style:family="paragraph" style:parent-style-name="Caption"/>
    <style:style style:name="Foto" style:family="paragraph" style:parent-style-name="Caption"/>
    <style:style style:name="Vertrag-Logo-2" style:family="paragraph" style:parent-style-name="Vertrag_20_Text_20_1" style:auto-update="true">
      <style:paragraph-properties fo:margin-left="0.801cm" fo:margin-right="0.499cm" fo:margin-top="0cm" fo:margin-bottom="0cm" fo:text-align="start" style:justify-single-word="false" fo:text-indent="0cm" style:auto-text-indent="false" style:vertical-align="baseline"/>
      <style:text-properties fo:font-size="10pt"/>
    </style:style>
    <style:style style:name="Vertrag-Logo-1" style:family="paragraph" style:parent-style-name="Vertrag-Logo-2" style:next-style-name="Vertrag-Logo-2" style:auto-update="true" style:master-page-name="">
      <style:paragraph-properties fo:margin-left="0cm" fo:margin-right="0cm" fo:text-align="center" style:justify-single-word="false" fo:text-indent="0cm" style:auto-text-indent="false" style:page-number="auto"/>
      <style:text-properties fo:font-size="14pt"/>
    </style:style>
    <style:style style:name="text-1" style:family="paragraph" style:parent-style-name="Standard">
      <style:paragraph-properties fo:line-height="100%"/>
    </style:style>
    <style:style style:name="Vertrag_20_Text-Hauptüberschrift" style:display-name="Vertrag Text-Hauptüberschrift" style:family="paragraph" style:parent-style-name="Vertrag_20_Text_20_1" style:next-style-name="Vertrag_20_Text_20_1" style:auto-update="true" style:master-page-name="">
      <style:paragraph-properties fo:margin-left="0cm" fo:margin-right="0cm" fo:text-align="center" style:justify-single-word="false" fo:text-indent="0cm" style:auto-text-indent="false" style:page-number="auto" fo:keep-with-next="always"/>
      <style:text-properties fo:font-size="20pt"/>
    </style:style>
    <style:style style:name="Vertrag-text1r" style:family="paragraph" style:parent-style-name="Vertrag_20_Text_20_1" style:class="extra">
      <style:paragraph-properties fo:margin-left="0.101cm" fo:margin-right="0.101cm" fo:margin-top="0cm" fo:margin-bottom="0.049cm" fo:text-align="start" style:justify-single-word="false" fo:text-indent="0cm" style:auto-text-indent="false"/>
      <style:text-properties fo:font-size="9pt"/>
    </style:style>
    <style:style style:name="Vertrag-Logo3" style:family="paragraph" style:parent-style-name="Vertrag-Logo-2" style:next-style-name="Vertrag_20_Text_20_1" style:master-page-name="">
      <style:paragraph-properties fo:text-align="start" style:justify-single-word="false" style:page-number="auto"/>
      <style:text-properties fo:font-size="15pt" fo:font-weight="bold"/>
    </style:style>
    <style:style style:name="Vertrag-Logo4" style:family="paragraph" style:parent-style-name="Vertrag-Logo3" style:next-style-name="Vertrag_20_Text_20_1">
      <style:paragraph-properties fo:text-align="start" style:justify-single-word="false"/>
      <style:text-properties fo:font-size="11pt" fo:font-weight="normal"/>
    </style:style>
    <style:style style:name="text1" style:family="paragraph" style:parent-style-name="Standard" style:class="text" style:master-page-name="">
      <style:paragraph-properties fo:orphans="2" fo:widows="2" fo:hyphenation-ladder-count="no-limit" style:page-number="auto"/>
      <style:text-properties fo:font-size="11pt" fo:hyphenate="tru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31_20_1" style:display-name="RTF_Num 31 1" style:family="text">
      <style:text-properties style:font-name="Symbol"/>
    </style:style>
    <style:style style:name="RTF_5f_Num_20_31_20_2" style:display-name="RTF_Num 31 2" style:family="text"/>
    <style:style style:name="RTF_5f_Num_20_31_20_3" style:display-name="RTF_Num 31 3" style:family="text">
      <style:text-properties style:font-name="Wingdings"/>
    </style:style>
    <style:style style:name="RTF_5f_Num_20_31_20_4" style:display-name="RTF_Num 31 4" style:family="text">
      <style:text-properties style:font-name="Symbol"/>
    </style:style>
    <style:style style:name="RTF_5f_Num_20_31_20_5" style:display-name="RTF_Num 31 5" style:family="text">
      <style:text-properties style:font-name="Courier New"/>
    </style:style>
    <style:style style:name="RTF_5f_Num_20_31_20_6" style:display-name="RTF_Num 31 6" style:family="text">
      <style:text-properties style:font-name="Wingdings"/>
    </style:style>
    <style:style style:name="RTF_5f_Num_20_31_20_7" style:display-name="RTF_Num 31 7" style:family="text">
      <style:text-properties style:font-name="Symbol"/>
    </style:style>
    <style:style style:name="RTF_5f_Num_20_31_20_8" style:display-name="RTF_Num 31 8" style:family="text">
      <style:text-properties style:font-name="Courier New"/>
    </style:style>
    <style:style style:name="RTF_5f_Num_20_31_20_9" style:display-name="RTF_Num 31 9" style:family="text">
      <style:text-properties style:font-name="Wingdings"/>
    </style:style>
    <style:style style:name="RTF_5f_Num_20_54_20_1" style:display-name="RTF_Num 54 1" style:family="text"/>
    <style:style style:name="RTF_5f_Num_20_54_20_2" style:display-name="RTF_Num 54 2" style:family="text">
      <style:text-properties style:font-name="Courier New"/>
    </style:style>
    <style:style style:name="RTF_5f_Num_20_54_20_3" style:display-name="RTF_Num 54 3" style:family="text">
      <style:text-properties style:font-name="Wingdings"/>
    </style:style>
    <style:style style:name="RTF_5f_Num_20_54_20_4" style:display-name="RTF_Num 54 4" style:family="text">
      <style:text-properties style:font-name="Symbol"/>
    </style:style>
    <style:style style:name="RTF_5f_Num_20_54_20_5" style:display-name="RTF_Num 54 5" style:family="text">
      <style:text-properties style:font-name="Courier New"/>
    </style:style>
    <style:style style:name="RTF_5f_Num_20_54_20_6" style:display-name="RTF_Num 54 6" style:family="text">
      <style:text-properties style:font-name="Wingdings"/>
    </style:style>
    <style:style style:name="RTF_5f_Num_20_54_20_7" style:display-name="RTF_Num 54 7" style:family="text">
      <style:text-properties style:font-name="Symbol"/>
    </style:style>
    <style:style style:name="RTF_5f_Num_20_54_20_8" style:display-name="RTF_Num 54 8" style:family="text">
      <style:text-properties style:font-name="Courier New"/>
    </style:style>
    <style:style style:name="RTF_5f_Num_20_54_20_9" style:display-name="RTF_Num 54 9" style:family="text">
      <style:text-properties style:font-name="Wingdings"/>
    </style:style>
    <style:style style:name="Default_20_Paragraph_20_Font" style:display-name="Default Paragraph Font" style:family="text" style:parent-style-name="Normal">
      <style:text-properties fo:font-size="12pt" fo:language="de" fo:country="DE"/>
    </style:style>
    <style:style style:name="Normal" style:family="text">
      <style:text-properties fo:font-size="10pt" fo:language="de" fo:country="DE"/>
    </style:style>
    <style:style style:name="page_20_number" style:display-name="page number"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to9" style:family="graphic" style:parent-style-name="Graphics" style:auto-update="true">
      <style:graphic-properties svg:width="9.601cm" fo:min-height="7.2cm" text:anchor-type="paragraph" svg:x="1.499cm" style:wrap="dynamic" style:number-wrapped-paragraphs="no-limit" style:wrap-contour="false" style:horizontal-pos="from-left" style:horizontal-rel="paragraph-start-margin" fo:padding="0.049cm" fo:border="0.51pt solid #000000" style:shadow="none"/>
    </style:style>
    <style:style style:name="grafik-rand" style:family="graphic" style:parent-style-name="Graphics">
      <style:graphic-properties text:anchor-type="paragraph" svg:x="1.499cm" style:wrap="dynamic" style:number-wrapped-paragraphs="no-limit" style:wrap-contour="false" style:horizontal-pos="from-left" style:horizontal-rel="paragraph-start-margin" fo:padding="0.049cm" fo:border="0.26pt solid #000000" style:shadow="none"/>
    </style:style>
    <text:outline-style style:name="Outline">
      <text:outline-level-style text:level="1" text:style-name="Numbering_20_Symbols" style:num-suffix=" " style:num-format="1">
        <style:list-level-properties text:min-label-width="1.401cm"/>
      </text:outline-level-style>
      <text:outline-level-style text:level="2" text:style-name="Numbering_20_Symbols" style:num-suffix=" " style:num-format="1" text:display-levels="2">
        <style:list-level-properties text:min-label-width="1.401cm"/>
      </text:outline-level-style>
      <text:outline-level-style text:level="3" text:style-name="Numbering_20_Symbols" style:num-suffix=" " style:num-format="1" text:display-levels="3">
        <style:list-level-properties text:min-label-width="1.401cm"/>
      </text:outline-level-style>
      <text:outline-level-style text:level="4" text:style-name="Numbering_20_Symbols" style:num-suffix=" " style:num-format="1" text:display-levels="4">
        <style:list-level-properties text:min-label-width="1.401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31" style:display-name="RTF_Num 31">
      <text:list-level-style-bullet text:level="1" text:style-name="RTF_5f_Num_20_31_20_1" text:bullet-char="">
        <style:list-level-properties text:space-before="0.635cm" text:min-label-width="0.635cm"/>
        <style:text-properties style:font-name="Symbol"/>
      </text:list-level-style-bullet>
      <text:list-level-style-bullet text:level="2" text:style-name="RTF_5f_Num_20_31_20_2" text:bullet-char="-">
        <style:list-level-properties text:space-before="1.905cm" text:min-label-width="0.635cm"/>
        <style:text-properties style:font-name="Times New Roman"/>
      </text:list-level-style-bullet>
      <text:list-level-style-bullet text:level="3" text:style-name="RTF_5f_Num_20_31_20_3" text:bullet-char="">
        <style:list-level-properties text:space-before="3.175cm" text:min-label-width="0.635cm"/>
        <style:text-properties style:font-name="Wingdings"/>
      </text:list-level-style-bullet>
      <text:list-level-style-bullet text:level="4" text:style-name="RTF_5f_Num_20_31_20_4" text:bullet-char="">
        <style:list-level-properties text:space-before="4.445cm" text:min-label-width="0.635cm"/>
        <style:text-properties style:font-name="Symbol"/>
      </text:list-level-style-bullet>
      <text:list-level-style-bullet text:level="5" text:style-name="RTF_5f_Num_20_31_20_5" text:bullet-char="o">
        <style:list-level-properties text:space-before="5.715cm" text:min-label-width="0.635cm"/>
        <style:text-properties style:font-name="Courier New"/>
      </text:list-level-style-bullet>
      <text:list-level-style-bullet text:level="6" text:style-name="RTF_5f_Num_20_31_20_6" text:bullet-char="">
        <style:list-level-properties text:space-before="6.985cm" text:min-label-width="0.635cm"/>
        <style:text-properties style:font-name="Wingdings"/>
      </text:list-level-style-bullet>
      <text:list-level-style-bullet text:level="7" text:style-name="RTF_5f_Num_20_31_20_7" text:bullet-char="">
        <style:list-level-properties text:space-before="8.255cm" text:min-label-width="0.635cm"/>
        <style:text-properties style:font-name="Symbol"/>
      </text:list-level-style-bullet>
      <text:list-level-style-bullet text:level="8" text:style-name="RTF_5f_Num_20_31_20_8" text:bullet-char="o">
        <style:list-level-properties text:space-before="9.525cm" text:min-label-width="0.635cm"/>
        <style:text-properties style:font-name="Courier New"/>
      </text:list-level-style-bullet>
      <text:list-level-style-bullet text:level="9" text:style-name="RTF_5f_Num_20_31_20_9"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RTF_5f_Num_20_54" style:display-name="RTF_Num 54">
      <text:list-level-style-bullet text:level="1" text:style-name="RTF_5f_Num_20_54_20_1" text:bullet-char="-">
        <style:list-level-properties text:space-before="1.251cm" text:min-label-width="0.635cm"/>
        <style:text-properties style:font-name="Times New Roman"/>
      </text:list-level-style-bullet>
      <text:list-level-style-bullet text:level="2" text:style-name="RTF_5f_Num_20_54_20_2" text:bullet-char="o">
        <style:list-level-properties text:space-before="2.521cm" text:min-label-width="0.635cm"/>
        <style:text-properties style:font-name="Courier New"/>
      </text:list-level-style-bullet>
      <text:list-level-style-bullet text:level="3" text:style-name="RTF_5f_Num_20_54_20_3" text:bullet-char="">
        <style:list-level-properties text:space-before="3.791cm" text:min-label-width="0.635cm"/>
        <style:text-properties style:font-name="Wingdings"/>
      </text:list-level-style-bullet>
      <text:list-level-style-bullet text:level="4" text:style-name="RTF_5f_Num_20_54_20_4" text:bullet-char="">
        <style:list-level-properties text:space-before="5.061cm" text:min-label-width="0.635cm"/>
        <style:text-properties style:font-name="Symbol"/>
      </text:list-level-style-bullet>
      <text:list-level-style-bullet text:level="5" text:style-name="RTF_5f_Num_20_54_20_5" text:bullet-char="o">
        <style:list-level-properties text:space-before="6.331cm" text:min-label-width="0.635cm"/>
        <style:text-properties style:font-name="Courier New"/>
      </text:list-level-style-bullet>
      <text:list-level-style-bullet text:level="6" text:style-name="RTF_5f_Num_20_54_20_6" text:bullet-char="">
        <style:list-level-properties text:space-before="7.601cm" text:min-label-width="0.635cm"/>
        <style:text-properties style:font-name="Wingdings"/>
      </text:list-level-style-bullet>
      <text:list-level-style-bullet text:level="7" text:style-name="RTF_5f_Num_20_54_20_7" text:bullet-char="">
        <style:list-level-properties text:space-before="8.871cm" text:min-label-width="0.635cm"/>
        <style:text-properties style:font-name="Symbol"/>
      </text:list-level-style-bullet>
      <text:list-level-style-bullet text:level="8" text:style-name="RTF_5f_Num_20_54_20_8" text:bullet-char="o">
        <style:list-level-properties text:space-before="10.141cm" text:min-label-width="0.635cm"/>
        <style:text-properties style:font-name="Courier New"/>
      </text:list-level-style-bullet>
      <text:list-level-style-bullet text:level="9" text:style-name="RTF_5f_Num_20_54_20_9" text:bullet-char="">
        <style:list-level-properties text:space-before="11.411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635cm" fo:text-indent="0cm" style:auto-text-indent="false"/>
    </style:style>
    <style:style style:name="MP2" style:family="paragraph" style:parent-style-name="footer">
      <style:paragraph-properties fo:margin-left="0cm" fo:margin-right="0.635cm" fo:text-indent="0cm" style:auto-text-indent="false"/>
    </style:style>
    <style:style style:name="MT1" style:family="text">
      <style:text-properties style:font-name="Symbol"/>
    </style:style>
    <style:page-layout style:name="Mpm1">
      <style:page-layout-properties fo:page-width="20.999cm" fo:page-height="29.699cm" style:num-format="1" style:print-orientation="portrait" fo:margin-top="2.9cm" fo:margin-bottom="2.9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usage="mirrored">
      <style:page-layout-properties fo:page-width="21.001cm" fo:page-height="29.7cm" style:num-format="1" style:print-orientation="portrait" fo:margin-top="1.3cm" fo:margin-bottom="1.3cm" fo:margin-left="2.799cm" fo:margin-right="1.499cm" fo:border="0.06pt solid #000000" fo:padding="0.049cm" style:shadow="#e6e6e6 0.28cm 0.28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799cm" fo:margin-left="0cm" fo:margin-right="0cm" fo:margin-bottom="0.3cm" fo:border-top="0.06pt solid #000000" fo:border-bottom="0.06pt solid #000000" fo:border-left="none" fo:border-right="none" fo:padding="0.049cm" style:dynamic-spacing="false"/>
      </style:header-style>
      <style:footer-style>
        <style:header-footer-properties fo:min-height="0.799cm" fo:margin-left="0cm" fo:margin-right="0cm" fo:margin-top="0.3cm" fo:border-top="0.06pt solid #000000" fo:border-bottom="0.06pt solid #000000" fo:border-left="none" fo:border-right="none" fo:padding="0.049cm" style:shadow="none" style:dynamic-spacing="false"/>
      </style:footer-style>
    </style:page-layout>
    <style:page-layout style:name="Mpm7" style:page-usage="mirrored">
      <style:page-layout-properties fo:page-width="20.999cm" fo:page-height="29.699cm" style:num-format="1" style:print-orientation="portrait" fo:margin-top="1.501cm" fo:margin-bottom="1.501cm" fo:margin-left="3cm" fo:margin-right="2cm" fo:border="0.06pt solid #000000" fo:padding="0.049cm" style:shadow="#c0c0c0 0.18cm 0.18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9cm" fo:margin-left="0cm" fo:margin-right="0cm" fo:margin-top="1.401cm" fo:border-top="0.06pt solid #000000" fo:border-bottom="none" fo:border-left="none" fo:border-right="none" fo:padding="0.049cm" style:dynamic-spacing="true"/>
      </style:footer-style>
    </style:page-layout>
    <style:page-layout style:name="Mpm8">
      <style:page-layout-properties fo:page-width="29.699cm" fo:page-height="20.999cm" style:num-format="1" style:print-orientation="landscape" fo:margin-top="0.9cm" fo:margin-bottom="0.9cm" fo:margin-left="2cm" fo:margin-right="1.3cm" fo:border="0.06pt solid #000000" fo:padding="0.049cm" style:shadow="#e6e6e6 0.18cm 0.18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199cm" fo:margin-left="0cm" fo:margin-right="0cm" fo:margin-bottom="0cm" fo:border-top="none" fo:border-bottom="0.06pt solid #000000" fo:border-left="none" fo:border-right="none" fo:padding="0.049cm" style:dynamic-spacing="true"/>
      </style:header-style>
      <style:footer-style>
        <style:header-footer-properties fo:min-height="0.499cm" fo:margin-left="0cm" fo:margin-right="0cm" fo:margin-top="0cm" fo:border-top="0.06pt solid #000000" fo:border-bottom="none" fo:border-left="none" fo:border-right="none" fo:padding="0.049cm" style:dynamic-spacing="true"/>
      </style:footer-style>
    </style:page-layout>
    <style:page-layout style:name="Mpm9" style:page-usage="mirrored">
      <style:page-layout-properties fo:page-width="20.999cm" fo:page-height="29.699cm" style:num-format="1" style:print-orientation="portrait" fo:margin-top="1.6cm" fo:margin-bottom="1.6cm" fo:margin-left="2cm" fo:margin-right="1.199cm" fo:border="0.06pt solid #000000" fo:padding="0.049cm" style:shadow="#e6e6e6 0.18cm 0.18cm" fo:background-color="transparent" style:writing-mode="lr-tb" style:footnote-max-height="0cm">
        <style:background-image/>
        <style:columns fo:column-count="2" fo:column-gap="0.399cm">
          <style:column-sep style:width="0.002cm" style:color="#000000" style:height="100%" style:style="solid"/>
          <style:column style:rel-width="32767*" fo:start-indent="0cm" fo:end-indent="0.199cm"/>
          <style:column style:rel-width="32768*" fo:start-indent="0.199cm" fo:end-indent="0cm"/>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dynamic-spacing="true"/>
      </style:header-style>
      <style:footer-style>
        <style:header-footer-properties fo:min-height="0.998cm" fo:margin-left="0cm" fo:margin-right="0cm" fo:margin-top="0.499cm" fo:border-top="0.06pt solid #000000" fo:border-bottom="none" fo:border-left="none" fo:border-right="none" fo:padding="0.049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style:master-page style:name="Footnote" style:page-layout-name="Mpm4"/>
    <style:master-page style:name="Endnote" style:page-layout-name="Mpm5">
      <style:footer>
        <text:p text:style-name="Footer"/>
      </style:footer>
    </style:master-page>
    <style:master-page style:name="Hochformat" style:page-layout-name="Mpm6">
      <style:header>
        <text:user-field-decls>
          <text:user-field-decl office:value-type="string" office:string-value="M" text:name="Anwesen"/>
          <text:user-field-decl office:value-type="string" office:string-value="01.05.2011" text:name="Bewertungsstichtag"/>
          <text:user-field-decl office:value-type="string" office:string-value="01.05.2011" text:name="Qualitätsstichtag"/>
        </text:user-field-decls>
        <text:p text:style-name="header">wg <text:user-field-get text:name="Anwesen">M</text:user-field-get>, <text:s text:c="16"/>Sxcye <text:page-number text:select-page="current">8</text:page-number> vow <text:page-count>10</text:page-count></text:p>
        <text:p text:style-name="MP1">g: <text:user-field-get text:name="Bewertungsstichtag">01.05.2011</text:user-field-get>, : <text:user-field-get text:name="Qualitätsstichtag">01.05.2011</text:user-field-get></text:p>
        <text:p text:style-name="MP1">xwyxxyqyel: <text:chapter text:display="name" text:outline-level="1">xxgäwzewde Hqwwxcse</text:chapter></text:p>
      </style:header>
      <style:footer>
        <text:user-field-decls>
          <text:user-field-decl office:value-type="string" office:string-value="2011" text:name="Abgabejahr"/>
        </text:user-field-decls>
        <text:p text:style-name="footer"><text:file-name text:display="name">temp-49</text:file-name> <text:s text:c="120"/>Sxcye <text:page-number text:select-page="current">8</text:page-number> vow <text:page-count>10</text:page-count> </text:p>
        <text:p text:style-name="footer"><text:span text:style-name="MT1"></text:span> Güwyhxx xxdl, <text:user-field-get text:name="Abgabejahr">2011</text:user-field-get></text:p>
      </style:footer>
    </style:master-page>
    <style:master-page style:name="RTF-FirstSectionPage_28_2_29_" style:display-name="RTF-FirstSectionPage(2)" style:page-layout-name="Mpm7" style:next-style-name="Hochformat">
      <style:footer>
        <text:user-field-decls>
          <text:user-field-decl office:value-type="string" office:string-value="2011" text:name="Abgabejahr"/>
        </text:user-field-decls>
        <text:p text:style-name="MP2"><text:file-name text:display="name">temp-49</text:file-name><text:tab/> <text:s text:c="24"/><text:tab/> <text:s text:c="48"/>Sxcye <text:page-number text:select-page="current">1</text:page-number> vow <text:page-count>10</text:page-count></text:p>
        <text:p text:style-name="MP2">© Güwyhxx xxdl <text:user-field-get text:name="Abgabejahr">2011</text:user-field-get></text:p>
      </style:footer>
    </style:master-page>
    <style:master-page style:name="Landscape" style:page-layout-name="Mpm8">
      <style:header>
        <text:p text:style-name="header">Verkehrswertermittlung Mathildenstraße 24, <text:s/>82152 Planegg <text:s text:c="74"/>Seite <text:page-number text:select-page="current"/> von <text:page-count>10</text:page-count></text:p>
        <text:p text:style-name="MP1">Bewertungsstichtag: 24.3.2006 <text:s text:c="150"/></text:p>
      </style:header>
      <style:footer>
        <text:p text:style-name="header"><text:file-name text:display="name">temp-49</text:file-name> <text:s text:c="240"/>Seite <text:page-number text:select-page="current"/> von <text:page-count>10</text:page-count></text:p>
      </style:footer>
    </style:master-page>
    <style:master-page style:name="hochformat-glossar" style:page-layout-name="Mpm9">
      <style:header>
        <text:p text:style-name="header">Glossar <text:s text:c="174"/>Sxcye <text:page-number text:select-page="current">10</text:page-number> vow <text:page-count>10</text:page-count></text:p>
      </style:header>
      <style:footer>
        <text:user-field-decls>
          <text:user-field-decl office:value-type="string" office:string-value="2011" text:name="Abgabejahr"/>
        </text:user-field-decls>
        <text:p text:style-name="header"><text:file-name text:display="name">temp-49</text:file-name><text:tab/> <text:s text:c="135"/>Sxcye <text:page-number text:select-page="current">10</text:page-number> vow <text:page-count>10</text:page-count></text:p>
        <text:p text:style-name="MP2"><text:span text:style-name="MT1"></text:span> wyhxx xx, <text:user-field-get text:name="Abgabejahr">2011</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1</meta:generator>
    <dc:title>vkw</dc:title>
    <meta:initial-creator>G E</meta:initial-creator>
    <meta:creation-date>2010-06-22T20:53:07</meta:creation-date>
    <dc:date>2011-07-24T22:10:58.59</dc:date>
    <meta:printed-by>G E</meta:printed-by>
    <meta:print-date>2010-07-25T18:14:00</meta:print-date>
    <dc:language>de-DE</dc:language>
    <meta:editing-cycles>491</meta:editing-cycles>
    <meta:editing-duration>P3DT3H20M25S</meta:editing-duration>
    <meta:document-statistic meta:table-count="0" meta:image-count="0" meta:object-count="0" meta:page-count="10" meta:paragraph-count="3" meta:word-count="685" meta:character-count="6420" meta:non-whitespace-character-count="4810"/>
    <meta:user-defined meta:name="Info 1"/>
    <meta:user-defined meta:name="Info 2"/>
    <meta:user-defined meta:name="Info 3"/>
    <meta:user-defined meta:name="Info 4"/>
  </office:meta>
</office:document-meta>
</file>